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alibri" officeooo:paragraph-rsid="000fc7a6"/>
    </style:style>
    <style:style style:name="P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font-size="12pt" fo:font-weight="bold" officeooo:paragraph-rsid="0010b52d" style:font-name-asian="Calibri1" style:font-size-asian="12pt" style:font-weight-asian="bold" style:font-name-complex="Calibri1" style:font-size-complex="12pt" style:font-weight-complex="bold"/>
    </style:style>
    <style:style style:name="P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c1c1c" style:font-name="Calibri" fo:font-weight="normal" officeooo:rsid="000fc7a6" officeooo:paragraph-rsid="000fc7a6" style:font-weight-asian="normal" style:font-weight-complex="normal"/>
    </style:style>
    <style:style style:name="P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c1c1c" style:font-name="Calibri" fo:font-weight="normal" officeooo:rsid="0010b52d" officeooo:paragraph-rsid="0010b52d" style:font-weight-asian="normal" style:font-weight-complex="normal"/>
    </style:style>
    <style:style style:name="P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c1c1c" style:font-name="Calibri" fo:font-weight="normal" officeooo:rsid="00120ab9" officeooo:paragraph-rsid="00120ab9" style:font-weight-asian="normal" style:font-weight-complex="normal"/>
    </style:style>
    <style:style style:name="P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c1c1c" style:font-name="Calibri" fo:font-size="12pt" fo:font-weight="normal" officeooo:rsid="00139549" officeooo:paragraph-rsid="001505e8" style:font-name-asian="Calibri1" style:font-size-asian="12pt" style:font-weight-asian="normal" style:font-name-complex="Calibri1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c1c1c" style:font-name="Calibri" fo:font-size="12pt" fo:font-weight="normal" officeooo:rsid="00139549" officeooo:paragraph-rsid="001545ac" style:font-name-asian="Calibri1" style:font-size-asian="12pt" style:font-weight-asian="normal" style:font-name-complex="Calibri1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c1c1c" style:font-name="Calibri" fo:font-size="12pt" fo:font-weight="bold" officeooo:rsid="00139549" officeooo:paragraph-rsid="001505e8" style:font-name-asian="Calibri1" style:font-size-asian="12pt" style:font-weight-asian="bold" style:font-name-complex="Calibri1" style:font-size-complex="12pt" style:font-weight-complex="bold"/>
    </style:style>
    <style:style style:name="P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c1c1c" style:font-name="Calibri" fo:font-size="12pt" fo:font-style="normal" fo:font-weight="normal" officeooo:rsid="0016a9d6" officeooo:paragraph-rsid="0016a9d6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c1c1c" style:font-name="Calibri" fo:font-weight="bold" officeooo:rsid="00120ab9" officeooo:paragraph-rsid="00120ab9" style:font-weight-asian="bold" style:font-weight-complex="bold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c1c1c" style:font-name="Calibri" fo:font-weight="bold" officeooo:rsid="00139549" officeooo:paragraph-rsid="00139549" style:font-weight-asian="bold" style:font-weight-complex="bold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c1c1c" style:text-position="0% 100%" style:font-name="Calibri" fo:font-weight="bold" officeooo:rsid="00139549" officeooo:paragraph-rsid="00139549" style:font-weight-asian="bold" style:font-weight-complex="bold"/>
    </style:style>
    <style:style style:name="P13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alibri" fo:font-size="12pt" fo:font-weight="bold" officeooo:paragraph-rsid="000fc7a6" style:font-name-asian="Calibri1" style:font-size-asian="12pt" style:font-weight-asian="bold" style:font-name-complex="Calibri1" style:font-size-complex="12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alibri" fo:font-size="12pt" fo:font-weight="bold" officeooo:paragraph-rsid="0018ab83" style:font-name-asian="Calibri1" style:font-size-asian="12pt" style:font-weight-asian="bold" style:font-name-complex="Calibri1" style:font-size-complex="12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15%"/>
      <style:text-properties style:font-name="Calibri" fo:font-size="12pt" fo:font-weight="bold" officeooo:paragraph-rsid="000fc7a6" style:font-name-asian="Calibri1" style:font-size-asian="12pt" style:font-weight-asian="bold" style:font-name-complex="Calibri1" style:font-size-complex="12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Calibri" fo:font-size="12pt" fo:font-weight="bold" officeooo:paragraph-rsid="000fc7a6" style:font-name-asian="Calibri1" style:font-size-asian="12pt" style:font-weight-asian="bold" style:font-name-complex="Calibri1" style:font-size-complex="12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Calibri" fo:font-size="12pt" fo:font-weight="bold" officeooo:paragraph-rsid="0010b52d" style:font-name-asian="Calibri1" style:font-size-asian="12pt" style:font-weight-asian="bold" style:font-name-complex="Calibri1" style:font-size-complex="12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Calibri" fo:font-size="12pt" fo:font-weight="bold" officeooo:paragraph-rsid="001505e8" style:font-name-asian="Calibri1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c1c1c" style:font-name="Calibri" fo:font-size="10pt" fo:font-weight="normal" officeooo:rsid="0007e8f9" officeooo:paragraph-rsid="000fc7a6" style:font-name-asian="Calibri1" style:font-size-asian="10pt" style:font-weight-asian="normal" style:font-name-complex="Calibri1" style:font-size-complex="10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c1c1c" style:font-name="Calibri" fo:font-size="12pt" fo:font-weight="bold" officeooo:rsid="0007e8f9" officeooo:paragraph-rsid="000fc7a6" style:font-name-asian="Calibri1" style:font-size-asian="12pt" style:font-weight-asian="bold" style:font-name-complex="Calibri1" style:font-size-complex="12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c1c1c" style:font-name="Calibri" fo:font-size="12pt" fo:font-weight="bold" officeooo:rsid="0007e8f9" officeooo:paragraph-rsid="0010b52d" style:font-name-asian="Calibri1" style:font-size-asian="12pt" style:font-weight-asian="bold" style:font-name-complex="Calibri1" style:font-size-complex="12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c1c1c" style:font-name="Calibri" fo:font-size="12pt" fo:font-weight="bold" officeooo:rsid="0010b52d" officeooo:paragraph-rsid="0010b52d" style:font-name-asian="Calibri1" style:font-size-asian="12pt" style:font-weight-asian="bold" style:font-name-complex="Calibri1" style:font-size-complex="12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c1c1c" style:font-name="Calibri" fo:font-size="12pt" fo:font-weight="bold" officeooo:rsid="00139549" officeooo:paragraph-rsid="00139549" style:font-name-asian="Calibri1" style:font-size-asian="12pt" style:font-weight-asian="bold" style:font-name-complex="Calibri1" style:font-size-complex="12pt" style:font-weight-complex="bold"/>
    </style:style>
    <style:style style:name="P2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c1c1c" style:font-name="Calibri" fo:font-size="12pt" fo:font-weight="normal" officeooo:rsid="0007e8f9" officeooo:paragraph-rsid="000fc7a6" style:font-name-asian="Calibri1" style:font-size-asian="12pt" style:font-weight-asian="normal" style:font-name-complex="Calibri1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c1c1c" style:font-name="Calibri" fo:font-size="12pt" fo:font-weight="normal" officeooo:rsid="000fc7a6" officeooo:paragraph-rsid="000fc7a6" style:font-name-asian="Calibri1" style:font-size-asian="12pt" style:font-weight-asian="normal" style:font-name-complex="Calibri1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c1c1c" style:font-name="Calibri" fo:font-size="12pt" fo:font-weight="normal" officeooo:rsid="0010b52d" officeooo:paragraph-rsid="0010b52d" style:font-name-asian="Calibri1" style:font-size-asian="12pt" style:font-weight-asian="normal" style:font-name-complex="Calibri1" style:font-size-complex="12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c1c1c" style:font-name="Calibri" fo:font-size="12pt" fo:font-weight="normal" officeooo:rsid="00120ab9" officeooo:paragraph-rsid="00120ab9" style:font-name-asian="Calibri1" style:font-size-asian="12pt" style:font-weight-asian="normal" style:font-name-complex="Calibri1" style:font-size-complex="12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c1c1c" style:font-name="Calibri" fo:font-size="12pt" fo:font-weight="normal" officeooo:rsid="00139549" officeooo:paragraph-rsid="00120ab9" style:font-name-asian="Calibri1" style:font-size-asian="12pt" style:font-weight-asian="normal" style:font-name-complex="Calibri1" style:font-size-complex="12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c1c1c" style:font-name="Calibri" fo:font-size="12pt" fo:font-weight="normal" officeooo:rsid="00139549" officeooo:paragraph-rsid="00139549" style:font-name-asian="Calibri1" style:font-size-asian="12pt" style:font-weight-asian="normal" style:font-name-complex="Calibri1" style:font-size-complex="12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c1c1c" style:font-name="Calibri" fo:font-size="12pt" fo:font-weight="normal" officeooo:rsid="0006de03" officeooo:paragraph-rsid="000fc7a6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c1c1c" style:font-name="Calibri" fo:font-weight="normal" officeooo:rsid="0010b52d" officeooo:paragraph-rsid="00174f4b" style:font-weight-asian="normal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c1c1c" style:text-position="0% 100%" style:font-name="Calibri" fo:font-size="12pt" fo:font-weight="normal" officeooo:rsid="00139549" officeooo:paragraph-rsid="00139549" style:font-name-asian="Calibri1" style:font-size-asian="12pt" style:font-weight-asian="normal" style:font-name-complex="Calibri1" style:font-size-complex="12pt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f3864" style:font-name="Calibri" fo:font-size="10pt" fo:font-weight="normal" officeooo:rsid="001505e8" officeooo:paragraph-rsid="001505e8" style:font-name-asian="Calibri1" style:font-size-asian="10pt" style:font-weight-asian="normal" style:font-name-complex="Calibri1" style:font-size-complex="10pt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111111" style:font-name="Calibri" fo:font-size="12pt" fo:font-weight="normal" officeooo:rsid="001505e8" officeooo:paragraph-rsid="001505e8" style:font-name-asian="Calibri1" style:font-size-asian="12pt" style:font-weight-asian="normal" style:font-name-complex="Calibri1" style:font-size-complex="12pt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Calibri" fo:font-size="12pt" fo:font-weight="normal" officeooo:rsid="001545ac" officeooo:paragraph-rsid="001545ac" style:font-name-asian="Calibri1" style:font-size-asian="12pt" style:font-weight-asian="normal" style:font-name-complex="Calibri1" style:font-size-complex="12pt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Calibri" fo:font-size="12pt" fo:font-style="italic" fo:font-weight="normal" officeooo:rsid="001545ac" officeooo:paragraph-rsid="001545ac" style:font-name-asian="Calibri1" style:font-size-asian="12pt" style:font-style-asian="italic" style:font-weight-asian="normal" style:font-name-complex="Calibri1" style:font-size-complex="12pt" style:font-style-complex="italic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Calibri" fo:font-size="12pt" fo:font-style="normal" fo:font-weight="normal" officeooo:rsid="0016a9d6" officeooo:paragraph-rsid="0016a9d6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Calibri" fo:font-size="12pt" fo:font-style="normal" fo:font-weight="bold" officeooo:rsid="0016a9d6" officeooo:paragraph-rsid="0016a9d6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P3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font-size="12pt" fo:font-weight="bold" officeooo:paragraph-rsid="000fc7a6" style:font-name-asian="Calibri1" style:font-size-asian="12pt" style:font-weight-asian="bold" style:font-name-complex="Calibri1" style:font-size-complex="12pt" style:font-weight-complex="bold"/>
    </style:style>
    <style:style style:name="T1" style:family="text">
      <style:text-properties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2" style:family="text">
      <style:text-properties fo:font-size="12pt" fo:font-weight="bold" officeooo:rsid="000fc7a6" style:font-name-asian="Calibri1" style:font-size-asian="12pt" style:font-weight-asian="bold" style:font-name-complex="Calibri1" style:font-size-complex="12pt" style:font-weight-complex="bold"/>
    </style:style>
    <style:style style:name="T3" style:family="text">
      <style:text-properties fo:font-size="12pt" style:font-name-asian="Calibri1" style:font-size-asian="12pt" style:font-name-complex="Calibri1" style:font-size-complex="12pt"/>
    </style:style>
    <style:style style:name="T4" style:family="text">
      <style:text-properties fo:font-size="12pt" officeooo:rsid="0007e8f9" style:font-name-asian="Calibri1" style:font-size-asian="12pt" style:font-name-complex="Calibri1" style:font-size-complex="12pt"/>
    </style:style>
    <style:style style:name="T5" style:family="text">
      <style:text-properties fo:font-size="12pt" officeooo:rsid="00174f4b" style:font-name-asian="Calibri1" style:font-size-asian="12pt" style:font-name-complex="Calibri1" style:font-size-complex="12pt"/>
    </style:style>
    <style:style style:name="T6" style:family="text">
      <style:text-properties fo:font-size="12pt" fo:font-weight="normal" style:font-name-asian="Calibri1" style:font-size-asian="12pt" style:font-weight-asian="normal" style:font-name-complex="Calibri1" style:font-size-complex="12pt" style:font-weight-complex="normal"/>
    </style:style>
    <style:style style:name="T7" style:family="text">
      <style:text-properties fo:font-size="12pt" fo:font-weight="normal" officeooo:rsid="00139549" style:font-name-asian="Calibri1" style:font-size-asian="12pt" style:font-weight-asian="normal" style:font-name-complex="Calibri1" style:font-size-complex="12pt" style:font-weight-complex="normal"/>
    </style:style>
    <style:style style:name="T8" style:family="text">
      <style:text-properties fo:font-size="12pt" fo:font-weight="normal" officeooo:rsid="0010b52d" style:font-name-asian="Calibri1" style:font-size-asian="12pt" style:font-weight-asian="normal" style:font-name-complex="Calibri1" style:font-size-complex="12pt" style:font-weight-complex="normal"/>
    </style:style>
    <style:style style:name="T9" style:family="text">
      <style:text-properties style:font-name-asian="Calibri1" style:font-name-complex="Calibri1"/>
    </style:style>
    <style:style style:name="T10" style:family="text">
      <style:text-properties officeooo:rsid="0007e8f9" style:font-name-asian="Calibri1" style:font-name-complex="Calibri1"/>
    </style:style>
    <style:style style:name="T11" style:family="text">
      <style:text-properties officeooo:rsid="00174f4b" style:font-name-asian="Calibri1" style:font-name-complex="Calibri1"/>
    </style:style>
    <style:style style:name="T12" style:family="text">
      <style:text-properties fo:color="#000000"/>
    </style:style>
    <style:style style:name="T13" style:family="text">
      <style:text-properties fo:color="#000000" fo:font-size="10pt" style:font-size-asian="10pt" style:font-size-complex="10pt"/>
    </style:style>
    <style:style style:name="T14" style:family="text">
      <style:text-properties fo:color="#000000" fo:font-size="10pt" officeooo:rsid="001505e8" style:font-size-asian="10pt" style:font-size-complex="10pt"/>
    </style:style>
    <style:style style:name="T15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6" style:family="text">
      <style:text-properties fo:color="#000000" officeooo:rsid="001505e8"/>
    </style:style>
    <style:style style:name="T17" style:family="text">
      <style:text-properties fo:color="#000000" officeooo:rsid="001545ac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000000" fo:font-weight="bold" officeooo:rsid="001545ac" style:font-weight-asian="bold" style:font-weight-complex="bold"/>
    </style:style>
    <style:style style:name="T20" style:family="text">
      <style:text-properties fo:color="#000000" fo:font-weight="bold" officeooo:rsid="001505e8" style:font-weight-asian="bold" style:font-weight-complex="bold"/>
    </style:style>
    <style:style style:name="T21" style:family="text">
      <style:text-properties fo:color="#000000" officeooo:rsid="0018ab83"/>
    </style:style>
    <style:style style:name="T22" style:family="text">
      <style:text-properties fo:color="#1f3864" officeooo:rsid="001505e8"/>
    </style:style>
    <style:style style:name="T23" style:family="text">
      <style:text-properties fo:color="#1f3864" fo:font-weight="bold" officeooo:rsid="001505e8" style:font-weight-asian="bold" style:font-weight-complex="bold"/>
    </style:style>
    <style:style style:name="T24" style:family="text">
      <style:text-properties fo:color="#111111" officeooo:rsid="001505e8"/>
    </style:style>
    <style:style style:name="T25" style:family="text">
      <style:text-properties officeooo:rsid="001be4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RESPOSTAS </text:span><text:span text:style-name="T1">DE EXTENSÃODE BANCO DE DADOS</text:span></text:p>
      <text:p text:style-name="P14"><text:span text:style-name="T25">PROJETO AEGIS</text:span></text:p>
      <text:p text:style-name="P13"/>
      <text:p text:style-name="P15">I - DIAGNÓSTICO E TEORIZAÇÃO</text:p>
      <text:p text:style-name="P39"/>
      <text:p text:style-name="P16">1. Identificação das partes envolvidas e parceiros</text:p>
      <text:p text:style-name="P16"/>
      <text:p text:style-name="P30"><text:span text:style-name="T9">A base de pesquisa para este trabalho foram os pequenos empreendedores situados na Rua José de Alencar em Boa Vista de São Caetano, </text:span><text:span text:style-name="T10">Salvador. A escolha desse público para e elaboração desse projeto se dá por que, no Brasil atualmente, muitas pessoas que vivem em comunidades não conseguem um emprego formal e criam seus próprios negócios se tornado microempreendedores. Essa rua foi escolhia por conter muitos micorempreendedores que dependem de seus negócios para sobreviver e movimentam a economia da comunidade e trazendo serviços essenciais aos moradores. Durante a pesquisa houve conversas e pesquisas em seis estabelecimentos, incluindo lojas de roupas, bares, mercearias entre outros serviços. Esses empreendedores contribuíram com dados valiosos mas pediram que suas identidades fosse</text:span><text:span text:style-name="T11">m </text:span><text:span text:style-name="T10">preservadas. Apenas a proprietária de uma loja de roupas – Lourdes Lessa autorizou a captura de imagens e sua identificação <text:s/>na documentação do projeto. Loja situada na Rua José de Alencar, Nº 62.</text:span></text:p>
      <text:p text:style-name="P19"/>
      <text:p text:style-name="P20">2. Situação-problema identificada</text:p>
      <text:p text:style-name="P24"/>
      <text:p text:style-name="P3"><text:span text:style-name="T4">D</text:span><text:span text:style-name="T3">urante as conversas com os empreendedores foi identificado que os principais problemas são controle de estoque, controle de vendas, controle de clientes e identificação de fornecedores. Tudo isso dificulta uma boa gestão do negócio trazendo divídas e dificuldade de cobrar os clientes </text:span><text:span text:style-name="T5">devedores, </text:span><text:span text:style-name="T3">já que, em muitos casos, os registros são feitos em cadernos.</text:span></text:p>
      <text:p text:style-name="P25"/>
      <text:p text:style-name="P21">3. Demanda sociocomunitária e motivação acadêmica</text:p>
      <text:p text:style-name="P21"/>
      <text:p text:style-name="P4"><text:span text:style-name="T4">U</text:span><text:span text:style-name="T3">m banco de dados bem organizado e com pesquisas eficientes faria a total diferença para essas pessoas. Tanto para gerir seus negócios, para identificar de forma justa o que cada cliente consumiu, para identificar o balanço do estoque para que não falte nem sobre produtos. Tudo isso pode fazer a diferença para que um pequeno empreendedor consiga gerir merlhor seus negócios e assim trazer lucro, já que para todos os entrevistados essa é a forma de sobreviência principal.</text:span></text:p>
      <text:p text:style-name="P26"/>
      <text:p text:style-name="P22">4. Objetivos a serem alcançados em relação à situação-problema identificada</text:p>
      <text:p text:style-name="P22"/>
      <text:p text:style-name="P31"><text:span text:style-name="T3">O </text:span><text:span text:style-name="T5">objetivo principal é desenvolver uma plataforma </text:span><text:span text:style-name="T3">digital para gerência do negócio com três atividdes principais: Controle do estoque, controle de clientes </text:span><text:soft-page-break/><text:span text:style-name="T3">e visualização de vendas para gerência do negócio. O SGBD Postgre SQL será a ferramenta principal para que os dados possam ser armazenados e resgatados pelo sistema principal que terá um back end para tratar os dados antes de chegar ao SGBD, trazendo integridade, confiabilidade e segurança aos dados dos empreendedores. Com essa ferramenta, os empreendedores poderam gerir seus negócios de casa sem a necessidade de compara softwares caros e de difícil acesso.</text:span></text:p>
      <text:p text:style-name="P26"/>
      <text:p text:style-name="P17">II - PLANEJAMENTO PARA DESENVOLVIMENTO DO PROJETO</text:p>
      <text:p text:style-name="P2"/>
      <text:p text:style-name="P22">1. Plano de trabalho com cronograma das atividades</text:p>
      <text:p text:style-name="P22"/>
      <text:p text:style-name="P10"><text:span text:style-name="T3">Objetivo: </text:span><text:span text:style-name="T6">Criar uma plataforma online para gerência de pequenos negócios, utilizando ferramenta BrModelo para modelagem de banco de dados, utilização do Postgre SQL para criação, armazenagem e consulta no banco de dados que será necessário para conectar ao back end da plataforma. Ao final disponibilizar online para a utilização dos empreendedores.</text:span></text:p>
      <text:p text:style-name="P27"/>
      <text:p text:style-name="P5"><text:span text:style-name="T1">Ação 1: </text:span><text:span text:style-name="T3">Abordagem com os empreendedores para despertar o interesse para coleta de informações para o projeto.</text:span></text:p>
      <text:p text:style-name="P27"/>
      <text:p text:style-name="P10"><text:span text:style-name="T3">Ação 2: </text:span><text:span text:style-name="T6">Reuniões e conversas com cada empreendedor para enteder as principais dificuldades de cada para coletar material para análise de requisitos.</text:span></text:p>
      <text:p text:style-name="P27"/>
      <text:p text:style-name="P10"><text:span text:style-name="T3">Ação 3: </text:span><text:span text:style-name="T6">Levnatamento de requisitos do projeto, levando em conta o nível de instrução de cada empreendedor para adequar as funcinalidades para que sejam de uso mais fácil.</text:span></text:p>
      <text:p text:style-name="P27"/>
      <text:p text:style-name="P10"><text:span text:style-name="T3">Ação 4: </text:span><text:span text:style-name="T6">Criação dos modelos conceituais e lógicos do banco de dados do projeto, levando em consideração os requisitos </text:span><text:span text:style-name="T7">levantados na etapa anterior. </text:span></text:p>
      <text:p text:style-name="P28"/>
      <text:p text:style-name="P11"><text:span text:style-name="T3">Ação 5: </text:span><text:span text:style-name="T6"><text:s/>Criação do Banco de Dados no Postgre SQL utilizando os modelos criados e realização de testes e atualizações no banco para testar os relacionamentos e as consultas de dados.</text:span></text:p>
      <text:p text:style-name="P29"/>
      <text:p text:style-name="P11"><text:span text:style-name="T3">Ação 6: </text:span><text:span text:style-name="T6">Integração do banco de dados com o back end do projeto e realização de testes na plataforma.</text:span></text:p>
      <text:p text:style-name="P29"/>
      <text:p text:style-name="P11"><text:span text:style-name="T3">Ação 7: </text:span><text:span text:style-name="T6">Disponibilização da plataforma.</text:span></text:p>
      <text:p text:style-name="P29"/>
      <text:p text:style-name="P23">2. Envolvimento do público participante</text:p>
      <text:p text:style-name="P23"/>
      <text:p text:style-name="P29">- Abordagem e apresentação da proposta aos empreendedores para despertar o interesse</text:p>
      <text:p text:style-name="P29"/>
      <text:p text:style-name="P29"><text:soft-page-break/>- Reuniões com cada empreendedor para entender as principais demandas e dificuldades de cada um</text:p>
      <text:p text:style-name="P29">- Nova procura aos empreendedores para verificar se as funcionalidades criadas atendem aos requisitos apresentados em reuniões anteriores</text:p>
      <text:p text:style-name="P29">- Mostrar a plataforma aos empreendedores, as funcionalidades e verificar se os requisitos foram atendidos</text:p>
      <text:p text:style-name="P29"/>
      <text:p text:style-name="P23">3. Avaliação dos resultados alcançados</text:p>
      <text:p text:style-name="P32"/>
      <text:p text:style-name="P12"><text:span text:style-name="T3">Objetivo: </text:span><text:span text:style-name="T6">Criar uma p</text:span><text:span text:style-name="T8">lataforma digital para gerência do negócio com três atividdes principais: Controle do estoque, controle de clientes e visualização de vendas para gerência do negócio. </text:span><text:span text:style-name="T6">Utilizando o Postgre SQL como SGBD do projeto.</text:span></text:p>
      <text:p text:style-name="P29"/>
      <text:p text:style-name="P29">- Apresentação do projeto aos empreendedores de forma presencial e mostrar ao empreendedores como cada parte do projeto funcionar</text:p>
      <text:p text:style-name="P29">- Observar se o projeto traz satisfação e ajuda a resolver os problemas identificados nas reuniões anteriores</text:p>
      <text:p text:style-name="P29"/>
      <text:p text:style-name="P18">III - ENCERRAMENTO DO PROJETO</text:p>
      <text:p text:style-name="P8"/>
      <text:p text:style-name="P8">1. Relato da experiência individual no desenvolvimento da atividade</text:p>
      <text:p text:style-name="P8"/>
      <text:p text:style-name="P6"><text:span text:style-name="T15">1. CONTEXTUALIZAÇÃO –</text:span><text:span text:style-name="T13"> </text:span><text:span text:style-name="T16">A realização do projeto trouxe um entendimento de como ter um banco de dados bem construído e efciente pode trazer benefícios quando atrelado a um grande projeto com a finalidade de ajudar a comunidade. A utilização da plataforma agora permite que cada empreendedor consiga administrar com mais precisão seus negócios, ter o controle das vendas, além disso se tornou uma poderosa ferramenta para a sobrevivência de seus negócios.</text:span></text:p>
      <text:p text:style-name="P33"/>
      <text:p text:style-name="P6"><text:span text:style-name="T23">2. </text:span><text:span text:style-name="T18">M</text:span><text:span text:style-name="T19">ETODOLOGIA</text:span><text:span text:style-name="T23">:</text:span><text:span text:style-name="T22"> </text:span><text:span text:style-name="T24">Para a modelagem dos banco de dados primeiro foi feita a análes dos requisitos principais do sistema, identificação das entidades principais e seus atributos. Após isso os primeiros modelos condeituais foram elaborados. Com as entidades, atributos e relacionamentos definidos as tabelas passaram pelo processo de formalização (1FN, 2FN e 3FN) para adequar o projeto a ACID. As próximas etapas foram: criação do modelo lógico, criação do banco de dados, criação das tabelas e relacionamentos via chaves primárias e estrangeiras (Modelos e scripts de criação disponíveís no GitHub, via link disponibilizado), realização de testes no banco de dados e por fim conexão com o back end do projeto.</text:span></text:p>
      <text:p text:style-name="P34"/>
      <text:p text:style-name="P7"><text:span text:style-name="T20">3. RESULTADOS E DISCUSSÃO –</text:span><text:span text:style-name="T14"> </text:span><text:span text:style-name="T17">Durante discussões com os empreendedores para apresentação do projeto foi identificada a satisfação com as funcionalidades da plataforma, a gerência do estoque foi a mais comemorada </text:span><text:soft-page-break/><text:span text:style-name="T17">já quem muitos não tinham nenhuma ferramenta para gerir estoque. O controle de vendas e as pesquisas por datas tabém foi elogiado, já que muitos utilizarão para balanço de vendas de </text:span><text:span text:style-name="T21">dia, </text:span><text:span text:style-name="T17">mês e ano alem de controlar o que e quando cada cliente consumiu. <text:s/>Segue breve relato da empreendedora Lourdes Lessa durante o teste da plataforma:</text:span></text:p>
      <text:p text:style-name="P35"/>
      <text:p text:style-name="P36">- “Muito bom o projeto, sempre tive dificuldade para controlar as vendas por que anoto no carderno e às vezes na correria de atender os clientes, esqueço de anotar, também muito boa a parte dos produtos onde eu posso ver tudo que tem no meu estoque sem precisar ficar procurando nas pilhas de cadernos que tenho. Adorei o projeto”</text:p>
      <text:p text:style-name="P36"/>
      <text:p text:style-name="P9"><text:span text:style-name="T17">A</text:span><text:span text:style-name="T12">o final da apresentação do projeto a cada empreendedor eles agradeceram e informaram que o projeto será de grande impacto em suas vidas e para trazer mais comodidade nas tarefas de gerência do dia a dia.</text:span></text:p>
      <text:p text:style-name="P37"/>
      <text:p text:style-name="P38">2. Evidências das atividades realizadas</text:p>
      <text:p text:style-name="P38"/>
      <text:p text:style-name="P37">Fotos e vídeos e descrever o que acontece</text:p>
      <text:p text:style-name="P37"/>
      <text:p text:style-name="P37">Link do github</text:p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8T20:13:11.806523382</meta:creation-date>
    <dc:date>2024-09-28T23:32:14.636015777</dc:date>
    <meta:editing-duration>PT36M4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4" meta:paragraph-count="40" meta:word-count="1158" meta:character-count="7465" meta:non-whitespace-character-count="6340"/>
  </office:meta>
</office:document-meta>
</file>